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A3A495F91706D49F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3.735cm" fo:min-width="5.487cm"/>
    </style:style>
    <style:style style:name="gr8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2.425cm" fo:min-width="2.27cm"/>
    </style:style>
    <style:style style:name="gr9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1.015cm" fo:min-width="0.809cm"/>
    </style:style>
    <style:style style:name="gr1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2.053cm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65cm" fo:min-width="0.24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8cm"/>
    </style:style>
    <style:style style:name="gr28" style:family="graphic" style:parent-style-name="standard">
      <style:graphic-properties svg:stroke-color="#000000" draw:marker-start="Circle" draw:marker-start-width="0.3cm" draw:marker-end="Arrow_20_concave" draw:marker-end-width="0.2cm" draw:textarea-vertical-align="middle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942cm" fo:min-width="2.067cm"/>
    </style:style>
    <style:style style:name="gr30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3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07cm" fo:min-width="2.068cm"/>
      <style:paragraph-properties style:writing-mode="lr-tb"/>
    </style:style>
    <style:style style:name="gr33" style:family="graphic" style:parent-style-name="objectwithoutfill">
      <style:graphic-properties svg:stroke-color="#000000" draw:marker-end="" draw:marker-end-width="0.2cm" draw:fill="solid" draw:textarea-vertical-align="middle"/>
    </style:style>
    <style:style style:name="gr3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0.98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53cm" fo:min-width="0.69cm"/>
      <style:paragraph-properties style:writing-mode="lr-tb"/>
    </style:style>
    <style:style style:name="gr36" style:family="graphic" style:parent-style-name="standard">
      <style:graphic-properties svg:stroke-color="#000000" draw:marker-start="" draw:marker-start-width="0.3cm" draw:marker-end="Arrow_20_concave" draw:marker-end-width="0.2cm" draw:textarea-vertical-align="middle"/>
    </style:style>
    <style:style style:name="gr3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16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2.3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942cm" fo:min-width="3.324cm"/>
      <style:paragraph-properties style:writing-mode="lr-tb"/>
    </style:style>
    <style:style style:name="gr41" style:family="graphic" style:parent-style-name="objectwithoutfill">
      <style:graphic-properties draw:fill="solid" draw:textarea-vertical-align="middle"/>
    </style:style>
    <style:style style:name="gr42" style:family="graphic" style:parent-style-name="standard">
      <style:graphic-properties svg:stroke-color="#000000" draw:fill="none" draw:textarea-vertical-align="middle" draw:auto-grow-height="false" fo:min-height="0.88cm" fo:min-width="0cm"/>
    </style:style>
    <style:style style:name="gr43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624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0.98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07cm" fo:min-width="0.32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0.9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0.98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3.16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3.16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62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2.11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textarea-horizontal-align="justify" draw:textarea-vertical-align="middle" draw:auto-grow-height="false" fo:min-height="0.942cm" fo:min-width="3.31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style:font-name="Arial1"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Arial1"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style:font-name="Arial1" fo:font-size="18pt" style:font-size-asian="18pt" style:font-size-complex="18pt"/>
    </style:style>
    <style:style style:name="T2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text-position="33% 58%"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67cm" svg:height="0.963cm" svg:x="1.972cm" svg:y="6.01cm">
          <draw:text-box>
            <text:p>For example, the distance between ID \(011\) and ID \(101\) is <text:s/>\(011 \oplus 101 = 110 = 6\).</text:p>
          </draw:text-box>
        </draw:frame>
      </draw:page>
      <draw:page draw:name="page2" draw:style-name="dp1" draw:master-page-name="Default">
        <draw:connector draw:style-name="gr2" draw:text-style-name="P2" draw:layer="layout" draw:type="line" svg:x1="17.258cm" svg:y1="12.014cm" svg:x2="18.535cm" svg:y2="13.75cm" draw:end-shape="id1" draw:end-glue-point="4" svg:d="M17258 12014l1277 1736" svg:viewBox="0 0 1278 1737">
          <text:p/>
        </draw:connector>
        <draw:custom-shape draw:style-name="gr3" draw:text-style-name="P3" xml:id="id1" draw:id="id1" draw:layer="layout" svg:width="0.6cm" svg:height="0.6cm" svg:x="18.2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5" draw:id="id5" draw:layer="layout" draw:type="line" svg:x1="17.258cm" svg:y1="12.014cm" svg:x2="15.982cm" svg:y2="13.75cm" draw:end-shape="id2" draw:end-glue-point="4" svg:d="M17258 12014l-1276 1736" svg:viewBox="0 0 1277 1737">
          <text:p/>
        </draw:connector>
        <draw:custom-shape draw:style-name="gr4" draw:text-style-name="P4" xml:id="id2" draw:id="id2" draw:layer="layout" svg:width="0.6cm" svg:height="0.6cm" svg:x="15.6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0.6cm" svg:height="0.6cm" svg:x="23.3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6cm" svg:height="0.6cm" svg:x="20.7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53cm" svg:height="0.9cm" svg:x="4.494cm" svg:y="14.8cm">
          <text:p text:style-name="P5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7.047cm" svg:y="14.8cm">
          <text:p text:style-name="P5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9.6cm" svg:y="14.8cm">
          <text:p text:style-name="P5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14.706cm" svg:y="14.8cm">
          <text:p text:style-name="P5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17.259cm" svg:y="14.8cm">
          <text:p text:style-name="P5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53cm" svg:height="0.9cm" svg:x="19.812cm" svg:y="14.8cm">
          <text:p text:style-name="P7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22.365cm" svg:y="14.8cm">
          <text:p text:style-name="P9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2.359cm" svg:y1="12.014cm" svg:x2="23.641cm" svg:y2="13.75cm" draw:end-shape="id3" draw:end-glue-point="4" svg:d="M22359 12014l1282 1736" svg:viewBox="0 0 1283 1737">
          <text:p/>
        </draw:connector>
        <draw:connector draw:style-name="gr2" draw:text-style-name="P2" xml:id="id6" draw:id="id6" draw:layer="layout" draw:type="line" svg:x1="22.359cm" svg:y1="12.014cm" svg:x2="21.088cm" svg:y2="13.75cm" draw:end-shape="id4" draw:end-glue-point="4" svg:d="M22359 12014l-1271 1736" svg:viewBox="0 0 1272 1737">
          <text:p/>
        </draw:connector>
        <draw:connector draw:style-name="gr2" draw:text-style-name="P2" draw:layer="layout" draw:type="line" svg:x1="19.81cm" svg:y1="10.651cm" svg:x2="17.258cm" svg:y2="12.014cm" draw:end-shape="id5" draw:end-glue-point="2" svg:d="M19810 10651l-2552 1363" svg:viewBox="0 0 2553 1364">
          <text:p/>
        </draw:connector>
        <draw:connector draw:style-name="gr2" draw:text-style-name="P2" xml:id="id13" draw:id="id13" draw:layer="layout" draw:type="line" svg:x1="19.81cm" svg:y1="10.651cm" svg:x2="22.359cm" svg:y2="12.014cm" draw:end-shape="id6" draw:end-glue-point="2" svg:d="M19810 10651l2549 1363" svg:viewBox="0 0 2550 1364">
          <text:p/>
        </draw:connector>
        <draw:connector draw:style-name="gr2" draw:text-style-name="P2" draw:layer="layout" draw:type="line" svg:x1="7.02cm" svg:y1="12.015cm" svg:x2="8.297cm" svg:y2="13.751cm" draw:end-shape="id7" draw:end-glue-point="4" svg:d="M7020 12015l1277 1736" svg:viewBox="0 0 1278 1737">
          <text:p/>
        </draw:connector>
        <draw:custom-shape draw:style-name="gr3" draw:text-style-name="P3" xml:id="id7" draw:id="id7" draw:layer="layout" svg:width="0.6cm" svg:height="0.6cm" svg:x="7.9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0" draw:id="id10" draw:layer="layout" draw:type="line" svg:x1="7.02cm" svg:y1="12.015cm" svg:x2="5.744cm" svg:y2="13.751cm" draw:end-shape="id8" draw:end-glue-point="4" svg:d="M7020 12015l-1276 1736" svg:viewBox="0 0 1277 1737">
          <text:p/>
        </draw:connector>
        <draw:custom-shape draw:style-name="gr4" draw:text-style-name="P4" xml:id="id8" draw:id="id8" draw:layer="layout" svg:width="0.6cm" svg:height="0.6cm" svg:x="5.4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6cm" svg:height="0.6cm" svg:x="10.5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1" draw:id="id11" draw:layer="layout" draw:type="line" svg:x1="12.121cm" svg:y1="12.015cm" svg:x2="10.85cm" svg:y2="13.751cm" draw:end-shape="id9" draw:end-glue-point="4" svg:d="M12121 12015l-1271 1736" svg:viewBox="0 0 1272 1737">
          <text:p/>
        </draw:connector>
        <draw:connector draw:style-name="gr2" draw:text-style-name="P2" draw:layer="layout" draw:type="line" svg:x1="9.572cm" svg:y1="10.652cm" svg:x2="7.02cm" svg:y2="12.015cm" draw:end-shape="id10" draw:end-glue-point="2" svg:d="M9572 10652l-2552 1363" svg:viewBox="0 0 2553 1364">
          <text:p/>
        </draw:connector>
        <draw:connector draw:style-name="gr2" draw:text-style-name="P2" xml:id="id12" draw:id="id12" draw:layer="layout" draw:type="line" svg:x1="9.572cm" svg:y1="10.652cm" svg:x2="12.121cm" svg:y2="12.015cm" draw:end-shape="id11" draw:end-glue-point="2" svg:d="M9572 10652l2549 1363" svg:viewBox="0 0 2550 1364">
          <text:p/>
        </draw:connector>
        <draw:custom-shape draw:style-name="gr5" draw:text-style-name="P6" draw:layer="layout" svg:width="2.553cm" svg:height="0.9cm" svg:x="12.153cm" svg:y="14.8cm">
          <text:p text:style-name="P5"><text:span text:style-name="T1">NA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704cm" svg:y1="9.542cm" svg:x2="9.572cm" svg:y2="10.652cm" draw:end-shape="id12" draw:end-glue-point="2" svg:d="M14704 9542l-5132 1110" svg:viewBox="0 0 5133 1111">
          <text:p/>
        </draw:connector>
        <draw:connector draw:style-name="gr2" draw:text-style-name="P2" draw:layer="layout" draw:type="line" svg:x1="19.81cm" svg:y1="10.651cm" svg:x2="14.704cm" svg:y2="9.542cm" draw:start-shape="id13" draw:start-glue-point="2" svg:d="M19810 10651l-5106-1109" svg:viewBox="0 0 5107 1110">
          <text:p/>
        </draw:connector>
        <draw:custom-shape draw:style-name="gr6" draw:text-style-name="P6" draw:layer="layout" svg:width="0.745cm" svg:height="0.9cm" svg:x="11.77cm" svg:y="9.276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16.97cm" svg:y="9.27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17.908cm" svg:y="10.651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21.065cm" svg:y="10.6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5cm" svg:height="0.9cm" svg:x="22.996cm" svg:y="12.29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21.024cm" svg:y="12.292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17.896cm" svg:y="12.29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15.924cm" svg:y="12.292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7.696cm" svg:y="12.29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5cm" svg:height="0.9cm" svg:x="5.724cm" svg:y="12.29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7.707cm" svg:y="10.651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45cm" svg:height="0.9cm" svg:x="10.864cm" svg:y="10.6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467cm" svg:height="5.635cm" svg:x="2.093cm" svg:y="1.9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3.916cm" svg:height="3.783cm" svg:x="13.537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849cm" svg:height="1.787cm" svg:x="22.09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onnector draw:style-name="gr2" draw:text-style-name="P2" draw:layer="layout" draw:type="line" svg:x1="16.858cm" svg:y1="12.014cm" svg:x2="18.135cm" svg:y2="13.75cm" draw:end-shape="id14" draw:end-glue-point="4" svg:d="M16858 12014l1277 1736" svg:viewBox="0 0 1278 1737">
          <text:p/>
        </draw:connector>
        <draw:custom-shape draw:style-name="gr3" draw:text-style-name="P3" xml:id="id14" draw:id="id14" draw:layer="layout" svg:width="0.6cm" svg:height="0.6cm" svg:x="17.835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8" draw:id="id18" draw:layer="layout" draw:type="line" svg:x1="16.858cm" svg:y1="12.014cm" svg:x2="15.582cm" svg:y2="13.75cm" draw:end-shape="id15" draw:end-glue-point="4" svg:d="M16858 12014l-1276 1736" svg:viewBox="0 0 1277 1737">
          <text:p/>
        </draw:connector>
        <draw:custom-shape draw:style-name="gr4" draw:text-style-name="P4" xml:id="id15" draw:id="id15" draw:layer="layout" svg:width="0.6cm" svg:height="0.6cm" svg:x="15.282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0.6cm" svg:height="0.6cm" svg:x="22.941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0.6cm" svg:height="0.6cm" svg:x="20.388cm" svg:y="13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553cm" svg:height="0.9cm" svg:x="4.894cm" svg:y="14.8cm">
          <text:p text:style-name="P5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553cm" svg:height="0.9cm" svg:x="7.447cm" svg:y="14.8cm">
          <text:p text:style-name="P5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553cm" svg:height="0.9cm" svg:x="10cm" svg:y="14.8cm">
          <text:p text:style-name="P5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53cm" svg:height="0.9cm" svg:x="14.306cm" svg:y="14.8cm">
          <text:p text:style-name="P5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.553cm" svg:height="0.9cm" svg:x="16.859cm" svg:y="14.8cm">
          <text:p text:style-name="P5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53cm" svg:height="0.9cm" svg:x="19.412cm" svg:y="14.8cm">
          <text:p text:style-name="P7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53cm" svg:height="0.9cm" svg:x="21.965cm" svg:y="14.8cm">
          <text:p text:style-name="P9"><text:span text:style-name="T1">11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21.959cm" svg:y1="12.014cm" svg:x2="23.241cm" svg:y2="13.75cm" draw:end-shape="id16" draw:end-glue-point="4" svg:d="M21959 12014l1282 1736" svg:viewBox="0 0 1283 1737">
          <text:p/>
        </draw:connector>
        <draw:connector draw:style-name="gr2" draw:text-style-name="P2" xml:id="id19" draw:id="id19" draw:layer="layout" draw:type="line" svg:x1="21.959cm" svg:y1="12.014cm" svg:x2="20.688cm" svg:y2="13.75cm" draw:end-shape="id17" draw:end-glue-point="4" svg:d="M21959 12014l-1271 1736" svg:viewBox="0 0 1272 1737">
          <text:p/>
        </draw:connector>
        <draw:connector draw:style-name="gr2" draw:text-style-name="P2" draw:layer="layout" draw:type="line" svg:x1="19.41cm" svg:y1="10.651cm" svg:x2="16.858cm" svg:y2="12.014cm" draw:end-shape="id18" draw:end-glue-point="2" svg:d="M19410 10651l-2552 1363" svg:viewBox="0 0 2553 1364">
          <text:p/>
        </draw:connector>
        <draw:connector draw:style-name="gr2" draw:text-style-name="P2" xml:id="id26" draw:id="id26" draw:layer="layout" draw:type="line" svg:x1="19.41cm" svg:y1="10.651cm" svg:x2="21.959cm" svg:y2="12.014cm" draw:end-shape="id19" draw:end-glue-point="2" svg:d="M19410 10651l2549 1363" svg:viewBox="0 0 2550 1364">
          <text:p/>
        </draw:connector>
        <draw:connector draw:style-name="gr2" draw:text-style-name="P2" draw:layer="layout" draw:type="line" svg:x1="7.42cm" svg:y1="12.015cm" svg:x2="8.697cm" svg:y2="13.751cm" draw:end-shape="id20" draw:end-glue-point="4" svg:d="M7420 12015l1277 1736" svg:viewBox="0 0 1278 1737">
          <text:p/>
        </draw:connector>
        <draw:custom-shape draw:style-name="gr3" draw:text-style-name="P3" xml:id="id20" draw:id="id20" draw:layer="layout" svg:width="0.6cm" svg:height="0.6cm" svg:x="8.397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3" draw:id="id23" draw:layer="layout" draw:type="line" svg:x1="7.42cm" svg:y1="12.015cm" svg:x2="6.144cm" svg:y2="13.751cm" draw:end-shape="id21" draw:end-glue-point="4" svg:d="M7420 12015l-1276 1736" svg:viewBox="0 0 1277 1737">
          <text:p/>
        </draw:connector>
        <draw:custom-shape draw:style-name="gr4" draw:text-style-name="P4" xml:id="id21" draw:id="id21" draw:layer="layout" svg:width="0.6cm" svg:height="0.6cm" svg:x="5.844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2" draw:id="id22" draw:layer="layout" svg:width="0.6cm" svg:height="0.6cm" svg:x="10.95cm" svg:y="13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24" draw:id="id24" draw:layer="layout" draw:type="line" svg:x1="12.521cm" svg:y1="12.015cm" svg:x2="11.25cm" svg:y2="13.751cm" draw:end-shape="id22" draw:end-glue-point="4" svg:d="M12521 12015l-1271 1736" svg:viewBox="0 0 1272 1737">
          <text:p/>
        </draw:connector>
        <draw:connector draw:style-name="gr2" draw:text-style-name="P2" draw:layer="layout" draw:type="line" svg:x1="9.972cm" svg:y1="10.652cm" svg:x2="7.42cm" svg:y2="12.015cm" draw:end-shape="id23" draw:end-glue-point="2" svg:d="M9972 10652l-2552 1363" svg:viewBox="0 0 2553 1364">
          <text:p/>
        </draw:connector>
        <draw:connector draw:style-name="gr2" draw:text-style-name="P2" xml:id="id25" draw:id="id25" draw:layer="layout" draw:type="line" svg:x1="9.972cm" svg:y1="10.652cm" svg:x2="12.521cm" svg:y2="12.015cm" draw:end-shape="id24" draw:end-glue-point="2" svg:d="M9972 10652l2549 1363" svg:viewBox="0 0 2550 1364">
          <text:p/>
        </draw:connector>
        <draw:custom-shape draw:style-name="gr15" draw:text-style-name="P10" draw:layer="layout" svg:width="2.553cm" svg:height="0.9cm" svg:x="12.353cm" svg:y="14.8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608cm" svg:y1="9.612cm" svg:x2="9.972cm" svg:y2="10.652cm" draw:end-shape="id25" draw:end-glue-point="2" svg:d="M14608 9612l-4636 1040" svg:viewBox="0 0 4637 1041">
          <text:p/>
        </draw:connector>
        <draw:connector draw:style-name="gr2" draw:text-style-name="P2" draw:layer="layout" draw:type="line" svg:x1="19.41cm" svg:y1="10.651cm" svg:x2="14.608cm" svg:y2="9.612cm" draw:start-shape="id26" draw:start-glue-point="2" svg:d="M19410 10651l-4802-1039" svg:viewBox="0 0 4803 1040">
          <text:p/>
        </draw:connector>
        <draw:custom-shape draw:style-name="gr16" draw:text-style-name="P10" draw:layer="layout" svg:width="0.745cm" svg:height="0.9cm" svg:x="12.17cm" svg:y="9.276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0.745cm" svg:height="0.9cm" svg:x="16.57cm" svg:y="9.276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45cm" svg:height="0.9cm" svg:x="17.508cm" svg:y="10.651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745cm" svg:height="0.9cm" svg:x="20.665cm" svg:y="10.6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5cm" svg:height="0.9cm" svg:x="22.596cm" svg:y="12.292cm">
          <text:p text:style-name="P7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745cm" svg:height="0.9cm" svg:x="20.624cm" svg:y="12.292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745cm" svg:height="0.9cm" svg:x="17.496cm" svg:y="12.29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745cm" svg:height="0.9cm" svg:x="15.524cm" svg:y="12.292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745cm" svg:height="0.9cm" svg:x="8.096cm" svg:y="12.292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45cm" svg:height="0.9cm" svg:x="6.124cm" svg:y="12.292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745cm" svg:height="0.9cm" svg:x="8.107cm" svg:y="10.651cm">
          <text:p text:style-name="P5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745cm" svg:height="0.9cm" svg:x="11.264cm" svg:y="10.651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6" draw:text-style-name="P4" draw:layer="layout" svg:width="16.932cm" svg:height="8.868cm" svg:x="5.517cm" svg:y="-5.646cm">
          <draw:image xlink:href="Pictures/1000000000000320000001A3A495F91706D49F7B.png" xlink:type="simple" xlink:show="embed" xlink:actuate="onLoad" loext:mime-type="image/png">
            <text:p/>
          </draw:image>
        </draw:frame>
        <draw:custom-shape draw:style-name="gr27" draw:text-style-name="P4" xml:id="id27" draw:id="id27" draw:layer="layout" svg:width="2.568cm" svg:height="1.192cm" svg:x="3.742cm" svg:y="5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1" draw:layer="layout" svg:x1="4.885cm" svg:y1="6.119cm" svg:x2="7.437cm" svg:y2="6.119cm">
          <text:p/>
        </draw:line>
        <draw:custom-shape draw:style-name="gr27" draw:text-style-name="P4" xml:id="id28" draw:id="id28" draw:layer="layout" svg:width="2.568cm" svg:height="1.192cm" svg:x="3.742cm" svg:y="7.54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4.885cm" svg:y1="8.136cm" svg:x2="7.452cm" svg:y2="8.136cm">
          <text:p/>
        </draw:line>
        <draw:custom-shape draw:style-name="gr29" draw:text-style-name="P4" draw:layer="layout" svg:width="2.567cm" svg:height="1.192cm" svg:x="7.452cm" svg:y="7.54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8.594cm" svg:y1="8.136cm" svg:x2="11.154cm" svg:y2="8.136cm">
          <text:p/>
        </draw:line>
        <draw:connector draw:style-name="gr30" draw:text-style-name="P2" draw:layer="layout" draw:type="line" svg:x1="5.026cm" svg:y1="6.715cm" svg:x2="5.026cm" svg:y2="7.54cm" draw:start-shape="id27" draw:start-glue-point="2" draw:end-shape="id28" draw:end-glue-point="0" svg:d="M5026 6715v825" svg:viewBox="0 0 1 826">
          <text:p/>
        </draw:connector>
        <draw:custom-shape draw:style-name="gr27" draw:text-style-name="P4" xml:id="id29" draw:id="id29" draw:layer="layout" svg:width="2.568cm" svg:height="1.192cm" svg:x="3.742cm" svg:y="9.557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4.885cm" svg:y1="10.153cm" svg:x2="7.452cm" svg:y2="10.153cm">
          <text:p/>
        </draw:line>
        <draw:custom-shape draw:style-name="gr29" draw:text-style-name="P4" draw:layer="layout" svg:width="2.567cm" svg:height="1.192cm" svg:x="7.452cm" svg:y="9.557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8.594cm" svg:y1="10.153cm" svg:x2="11.161cm" svg:y2="10.153cm">
          <text:p/>
        </draw:line>
        <draw:connector draw:style-name="gr30" draw:text-style-name="P2" draw:layer="layout" draw:type="line" svg:x1="5.026cm" svg:y1="8.732cm" svg:x2="5.026cm" svg:y2="9.557cm" draw:start-shape="id28" draw:start-glue-point="2" draw:end-shape="id29" draw:end-glue-point="0" svg:d="M5026 8732v825" svg:viewBox="0 0 1 826">
          <text:p/>
        </draw:connector>
        <draw:custom-shape draw:style-name="gr31" draw:text-style-name="P8" draw:layer="layout" svg:width="1.484cm" svg:height="1.192cm" svg:x="7.437cm" svg:y="5.523cm">
          <text:p text:style-name="P7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1.484cm" svg:height="1.192cm" svg:x="11.136cm" svg:y="7.54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68cm" svg:height="1.192cm" svg:x="11.16cm" svg:y="9.557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12.303cm" svg:y1="10.153cm" svg:x2="14.872cm" svg:y2="10.153cm">
          <text:p/>
        </draw:line>
        <draw:custom-shape draw:style-name="gr29" draw:text-style-name="P4" draw:layer="layout" svg:width="2.567cm" svg:height="1.192cm" svg:x="14.873cm" svg:y="9.557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16.015cm" svg:y1="10.153cm" svg:x2="18.582cm" svg:y2="10.153cm">
          <text:p/>
        </draw:line>
        <draw:custom-shape draw:style-name="gr27" draw:text-style-name="P4" xml:id="id31" draw:id="id31" draw:layer="layout" svg:width="2.568cm" svg:height="1.192cm" svg:x="3.734cm" svg:y="12.583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4.885cm" svg:y1="13.179cm" svg:x2="7.452cm" svg:y2="13.179cm">
          <text:p/>
        </draw:line>
        <draw:custom-shape draw:style-name="gr29" draw:text-style-name="P4" draw:layer="layout" svg:width="2.567cm" svg:height="1.192cm" svg:x="7.452cm" svg:y="12.583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8.594cm" svg:y1="13.179cm" svg:x2="11.161cm" svg:y2="13.179cm">
          <text:p/>
        </draw:line>
        <draw:custom-shape draw:style-name="gr27" draw:text-style-name="P4" draw:layer="layout" svg:width="2.568cm" svg:height="1.192cm" svg:x="11.16cm" svg:y="12.583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12.303cm" svg:y1="13.179cm" svg:x2="14.611cm" svg:y2="13.179cm">
          <text:p/>
        </draw:line>
        <draw:custom-shape draw:style-name="gr32" draw:text-style-name="P8" xml:id="id30" draw:id="id30" draw:layer="layout" svg:width="2.568cm" svg:height="0.857cm" svg:x="3.742cm" svg:y="11.17cm">
          <text:p text:style-name="P7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2" draw:layer="layout" draw:type="line" svg:x1="5.026cm" svg:y1="10.749cm" svg:x2="5.026cm" svg:y2="11.17cm" draw:start-shape="id29" draw:start-glue-point="2" draw:end-shape="id30" draw:end-glue-point="0" svg:d="M5026 10749v421" svg:viewBox="0 0 1 422">
          <text:p/>
        </draw:connector>
        <draw:connector draw:style-name="gr30" draw:text-style-name="P2" draw:layer="layout" draw:type="line" svg:x1="5.026cm" svg:y1="12.027cm" svg:x2="5.018cm" svg:y2="12.583cm" draw:start-shape="id30" draw:start-glue-point="2" draw:end-shape="id31" draw:end-glue-point="0" svg:d="M5026 12027l-8 556" svg:viewBox="0 0 9 557">
          <text:p/>
        </draw:connector>
        <draw:custom-shape draw:style-name="gr27" draw:text-style-name="P4" draw:layer="layout" svg:width="2.568cm" svg:height="1.192cm" svg:x="16.363cm" svg:y="12.583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17.505cm" svg:y1="13.179cm" svg:x2="20.072cm" svg:y2="13.179cm">
          <text:p/>
        </draw:line>
        <draw:custom-shape draw:style-name="gr27" draw:text-style-name="P4" draw:layer="layout" svg:width="2.568cm" svg:height="1.192cm" svg:x="20.059cm" svg:y="12.583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layout" svg:x1="21.214cm" svg:y1="13.179cm" svg:x2="23.781cm" svg:y2="13.179cm">
          <text:p/>
        </draw:line>
        <draw:custom-shape draw:style-name="gr34" draw:text-style-name="P6" draw:layer="layout" svg:width="1.485cm" svg:height="1.192cm" svg:x="18.581cm" svg:y="9.557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1.19cm" svg:height="0.78cm" draw:transform="rotate (1.5707963267949) translate (14.599cm 13.775cm)">
          <text:p text:style-name="P7"><text:span text:style-name="T1">⋮</text:span></text:p>
          <draw:enhanced-geometry svg:viewBox="0 0 21600 21600" draw:type="rectangle" draw:enhanced-path="M 0 0 L 21600 0 21600 21600 0 21600 0 0 Z N"/>
        </draw:custom-shape>
        <draw:line draw:style-name="gr36" draw:text-style-name="P11" draw:layer="layout" svg:x1="15.491cm" svg:y1="13.179cm" svg:x2="16.362cm" svg:y2="13.179cm">
          <text:p/>
        </draw:line>
        <draw:custom-shape draw:style-name="gr31" draw:text-style-name="P6" draw:layer="layout" svg:width="1.484cm" svg:height="1.192cm" svg:x="23.781cm" svg:y="12.583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.822cm" svg:height="1.192cm" svg:x="0.67cm" svg:y="5.523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3.822cm" svg:height="1.192cm" svg:x="0.67cm" svg:y="7.54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.822cm" svg:height="1.192cm" svg:x="0.67cm" svg:y="9.557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3.666cm" svg:height="1.192cm" svg:x="3.185cm" svg:y="14.356cm">
          <text:p text:style-name="P5"><text:span text:style-name="T1">least-recent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3.666cm" svg:height="1.192cm" svg:x="19.51cm" svg:y="14.356cm">
          <text:p text:style-name="P5"><text:span text:style-name="T1">most-rec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measurelines" svg:width="2.829cm" svg:height="1.192cm" svg:x="1.113cm" svg:y="4.147cm">
          <text:p text:style-name="P12"><text:span text:style-name="T2">k</text:span><text:span text:style-name="T3">-bucket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measurelines" svg:width="3.824cm" svg:height="1.192cm" svg:x="0.661cm" svg:y="12.583cm">
          <text:p text:style-name="P7"><text:span text:style-name="T1">159</text:span></text:p>
          <draw:enhanced-geometry svg:viewBox="0 0 21600 21600" draw:type="rectangle" draw:enhanced-path="M 0 0 L 21600 0 21600 21600 0 21600 0 0 Z N"/>
        </draw:custom-shape>
        <draw:line draw:style-name="gr41" draw:text-style-name="P2" draw:layer="measurelines" svg:x1="3.369cm" svg:y1="5.523cm" svg:x2="25.947cm" svg:y2="5.523cm">
          <text:p/>
        </draw:line>
        <draw:line draw:style-name="gr41" draw:text-style-name="P2" draw:layer="measurelines" svg:x1="3.016cm" svg:y1="6.715cm" svg:x2="26.313cm" svg:y2="6.715cm">
          <text:p/>
        </draw:line>
        <draw:line draw:style-name="gr41" draw:text-style-name="P2" draw:layer="measurelines" svg:x1="3.298cm" svg:y1="7.54cm" svg:x2="25.876cm" svg:y2="7.54cm">
          <text:p/>
        </draw:line>
        <draw:line draw:style-name="gr41" draw:text-style-name="P2" draw:layer="measurelines" svg:x1="3.264cm" svg:y1="8.732cm" svg:x2="25.842cm" svg:y2="8.732cm">
          <text:p/>
        </draw:line>
        <draw:line draw:style-name="gr41" draw:text-style-name="P2" draw:layer="measurelines" svg:x1="3.474cm" svg:y1="9.557cm" svg:x2="26.052cm" svg:y2="9.557cm">
          <text:p/>
        </draw:line>
        <draw:line draw:style-name="gr41" draw:text-style-name="P2" draw:layer="measurelines" svg:x1="3.742cm" svg:y1="10.749cm" svg:x2="26.32cm" svg:y2="10.749cm">
          <text:p/>
        </draw:line>
        <draw:line draw:style-name="gr41" draw:text-style-name="P2" draw:layer="measurelines" svg:x1="3.546cm" svg:y1="12.583cm" svg:x2="26.124cm" svg:y2="12.583cm">
          <text:p/>
        </draw:line>
        <draw:line draw:style-name="gr41" draw:text-style-name="P2" draw:layer="measurelines" svg:x1="2.346cm" svg:y1="13.775cm" svg:x2="26.425cm" svg:y2="13.775cm">
          <text:p/>
        </draw:line>
        <draw:line draw:style-name="gr41" draw:text-style-name="P2" draw:layer="measurelines" svg:x1="25.578cm" svg:y1="4.991cm" svg:x2="25.578cm" svg:y2="15.552cm">
          <text:p/>
        </draw:line>
        <draw:custom-shape draw:style-name="gr42" draw:text-style-name="P4" draw:layer="measurelines" svg:width="0.226cm" svg:height="1.192cm" svg:x="25.578cm" svg:y="5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4" draw:layer="measurelines" svg:width="0.226cm" svg:height="1.192cm" svg:x="25.578cm" svg:y="7.5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4" draw:layer="measurelines" svg:width="0.226cm" svg:height="1.192cm" svg:x="25.578cm" svg:y="9.55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4" draw:layer="measurelines" svg:width="0.226cm" svg:height="1.192cm" svg:x="25.578cm" svg:y="12.58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5" draw:layer="measurelines" svg:width="2.616cm" svg:height="1.192cm" svg:x="25.804cm" svg:y="7.54cm">
          <text:p text:style-name="P14"><text:span text:style-name="T1">[2</text:span><text:span text:style-name="T4">1</text:span><text:span text:style-name="T1">, 2</text:span><text:span text:style-name="T4">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measurelines" svg:width="3.124cm" svg:height="1.192cm" svg:x="25.804cm" svg:y="5.523cm">
          <text:p text:style-name="P14"><text:span text:style-name="T1">[2</text:span><text:span text:style-name="T4">0</text:span><text:span text:style-name="T1">, 2</text:span><text:span text:style-name="T4">1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measurelines" svg:width="2.616cm" svg:height="1.192cm" svg:x="25.804cm" svg:y="9.557cm">
          <text:p text:style-name="P14"><text:span text:style-name="T1">[2</text:span><text:span text:style-name="T4">2</text:span><text:span text:style-name="T1">, 2</text:span><text:span text:style-name="T4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measurelines" svg:width="2.616cm" svg:height="1.192cm" svg:x="25.804cm" svg:y="12.583cm">
          <text:p text:style-name="P14"><text:span text:style-name="T1">[2</text:span><text:span text:style-name="T4">159</text:span><text:span text:style-name="T1">, 2</text:span><text:span text:style-name="T4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draw:layer="measurelines" svg:width="2.829cm" svg:height="1.192cm" svg:x="25.513cm" svg:y="4.147cm">
          <text:p text:style-name="P12"><text:span text:style-name="T3">distanc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7" draw:text-style-name="P4" xml:id="id32" draw:id="id32" draw:layer="measurelines" svg:width="2.568cm" svg:height="1.192cm" svg:x="3.743cm" svg:y="5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1" draw:layer="measurelines" svg:x1="4.886cm" svg:y1="6.12cm" svg:x2="7.438cm" svg:y2="6.12cm">
          <text:p/>
        </draw:line>
        <draw:custom-shape draw:style-name="gr27" draw:text-style-name="P4" xml:id="id33" draw:id="id33" draw:layer="measurelines" svg:width="2.568cm" svg:height="1.192cm" svg:x="3.743cm" svg:y="7.541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4.886cm" svg:y1="8.137cm" svg:x2="7.453cm" svg:y2="8.137cm">
          <text:p/>
        </draw:line>
        <draw:custom-shape draw:style-name="gr29" draw:text-style-name="P4" draw:layer="measurelines" svg:width="2.567cm" svg:height="1.192cm" svg:x="7.453cm" svg:y="7.541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8.595cm" svg:y1="8.137cm" svg:x2="11.155cm" svg:y2="8.137cm">
          <text:p/>
        </draw:line>
        <draw:connector draw:style-name="gr30" draw:text-style-name="P2" draw:layer="measurelines" draw:type="line" svg:x1="5.027cm" svg:y1="6.716cm" svg:x2="5.027cm" svg:y2="7.541cm" draw:start-shape="id32" draw:start-glue-point="2" draw:end-shape="id33" draw:end-glue-point="0" svg:d="M5027 6716v825" svg:viewBox="0 0 1 826">
          <text:p/>
        </draw:connector>
        <draw:custom-shape draw:style-name="gr27" draw:text-style-name="P4" xml:id="id34" draw:id="id34" draw:layer="measurelines" svg:width="2.568cm" svg:height="1.192cm" svg:x="3.743cm" svg:y="9.55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4.886cm" svg:y1="10.154cm" svg:x2="7.453cm" svg:y2="10.154cm">
          <text:p/>
        </draw:line>
        <draw:custom-shape draw:style-name="gr29" draw:text-style-name="P4" draw:layer="measurelines" svg:width="2.567cm" svg:height="1.192cm" svg:x="7.453cm" svg:y="9.55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8.595cm" svg:y1="10.154cm" svg:x2="11.162cm" svg:y2="10.154cm">
          <text:p/>
        </draw:line>
        <draw:connector draw:style-name="gr30" draw:text-style-name="P2" draw:layer="measurelines" draw:type="line" svg:x1="5.027cm" svg:y1="8.733cm" svg:x2="5.027cm" svg:y2="9.558cm" draw:start-shape="id33" draw:start-glue-point="2" draw:end-shape="id34" draw:end-glue-point="0" svg:d="M5027 8733v825" svg:viewBox="0 0 1 826">
          <text:p/>
        </draw:connector>
        <draw:custom-shape draw:style-name="gr31" draw:text-style-name="P8" draw:layer="measurelines" svg:width="1.484cm" svg:height="1.192cm" svg:x="7.438cm" svg:y="5.524cm">
          <text:p text:style-name="P7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measurelines" svg:width="1.484cm" svg:height="1.192cm" svg:x="11.137cm" svg:y="7.541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measurelines" svg:width="2.568cm" svg:height="1.192cm" svg:x="11.161cm" svg:y="9.55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12.304cm" svg:y1="10.154cm" svg:x2="14.873cm" svg:y2="10.154cm">
          <text:p/>
        </draw:line>
        <draw:custom-shape draw:style-name="gr29" draw:text-style-name="P4" draw:layer="measurelines" svg:width="2.567cm" svg:height="1.192cm" svg:x="14.874cm" svg:y="9.55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16.016cm" svg:y1="10.154cm" svg:x2="18.583cm" svg:y2="10.154cm">
          <text:p/>
        </draw:line>
        <draw:custom-shape draw:style-name="gr27" draw:text-style-name="P4" draw:layer="measurelines" svg:width="2.568cm" svg:height="1.192cm" svg:x="3.735cm" svg:y="11.57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4.886cm" svg:y1="12.174cm" svg:x2="7.453cm" svg:y2="12.174cm">
          <text:p/>
        </draw:line>
        <draw:custom-shape draw:style-name="gr29" draw:text-style-name="P4" draw:layer="measurelines" svg:width="2.567cm" svg:height="1.192cm" svg:x="7.453cm" svg:y="11.57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8.595cm" svg:y1="12.174cm" svg:x2="11.162cm" svg:y2="12.174cm">
          <text:p/>
        </draw:line>
        <draw:custom-shape draw:style-name="gr27" draw:text-style-name="P4" draw:layer="measurelines" svg:width="2.568cm" svg:height="1.192cm" svg:x="11.161cm" svg:y="11.57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12.304cm" svg:y1="12.174cm" svg:x2="14.612cm" svg:y2="12.174cm">
          <text:p/>
        </draw:line>
        <draw:custom-shape draw:style-name="gr48" draw:text-style-name="P8" draw:layer="measurelines" svg:width="0.828cm" svg:height="0.857cm" draw:transform="rotate (-1.5707963267949) translate (5.527cm 10.75cm)">
          <text:p text:style-name="P7"><text:span text:style-name="T1">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measurelines" svg:width="2.568cm" svg:height="1.192cm" svg:x="16.364cm" svg:y="11.57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17.506cm" svg:y1="12.174cm" svg:x2="20.073cm" svg:y2="12.174cm">
          <text:p/>
        </draw:line>
        <draw:custom-shape draw:style-name="gr27" draw:text-style-name="P4" draw:layer="measurelines" svg:width="2.568cm" svg:height="1.192cm" svg:x="20.06cm" svg:y="11.578cm">
          <text:p/>
          <draw:enhanced-geometry svg:viewBox="0 0 21600 21600" draw:type="rectangle" draw:enhanced-path="M 0 0 L 21600 0 21600 21600 0 21600 0 0 Z N"/>
        </draw:custom-shape>
        <draw:line draw:style-name="gr28" draw:text-style-name="P11" draw:layer="measurelines" svg:x1="21.215cm" svg:y1="12.174cm" svg:x2="23.782cm" svg:y2="12.174cm">
          <text:p/>
        </draw:line>
        <draw:custom-shape draw:style-name="gr49" draw:text-style-name="P10" draw:layer="measurelines" svg:width="1.485cm" svg:height="1.192cm" svg:x="18.582cm" svg:y="9.558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measurelines" svg:width="1.19cm" svg:height="0.78cm" draw:transform="rotate (1.5707963267949) translate (14.6cm 12.77cm)">
          <text:p text:style-name="P7"><text:span text:style-name="T1">⋮</text:span></text:p>
          <draw:enhanced-geometry svg:viewBox="0 0 21600 21600" draw:type="rectangle" draw:enhanced-path="M 0 0 L 21600 0 21600 21600 0 21600 0 0 Z N"/>
        </draw:custom-shape>
        <draw:line draw:style-name="gr36" draw:text-style-name="P11" draw:layer="measurelines" svg:x1="15.492cm" svg:y1="12.174cm" svg:x2="16.363cm" svg:y2="12.174cm">
          <text:p/>
        </draw:line>
        <draw:custom-shape draw:style-name="gr50" draw:text-style-name="P10" draw:layer="measurelines" svg:width="1.484cm" svg:height="1.192cm" svg:x="23.782cm" svg:y="11.578cm">
          <text:p text:style-name="P5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measurelines" svg:width="3.822cm" svg:height="1.192cm" svg:x="0.571cm" svg:y="5.524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3.822cm" svg:height="1.192cm" svg:x="0.571cm" svg:y="7.541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measurelines" svg:width="3.822cm" svg:height="1.192cm" svg:x="0.571cm" svg:y="9.558cm">
          <text:p text:style-name="P7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measurelines" svg:width="3.666cm" svg:height="1.192cm" svg:x="3.186cm" svg:y="13.351cm">
          <text:p text:style-name="P5"><text:span text:style-name="T1">least-recent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measurelines" svg:width="3.666cm" svg:height="1.192cm" svg:x="19.511cm" svg:y="13.351cm">
          <text:p text:style-name="P5"><text:span text:style-name="T1">most-recent</text:span>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measurelines" svg:width="2.829cm" svg:height="1.192cm" svg:x="1.014cm" svg:y="4.148cm">
          <text:p text:style-name="P12"><text:span text:style-name="T2">k</text:span><text:span text:style-name="T3">-bucket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measurelines" svg:width="3.824cm" svg:height="1.192cm" svg:x="0.562cm" svg:y="11.578cm">
          <text:p text:style-name="P7"><text:span text:style-name="T1">159</text:span></text:p>
          <draw:enhanced-geometry svg:viewBox="0 0 21600 21600" draw:type="rectangle" draw:enhanced-path="M 0 0 L 21600 0 21600 21600 0 21600 0 0 Z N"/>
        </draw:custom-shape>
        <draw:custom-shape draw:style-name="gr53" draw:text-style-name="P10" draw:layer="measurelines" svg:width="2.616cm" svg:height="1.192cm" svg:x="25.413cm" svg:y="7.541cm">
          <text:p text:style-name="P5"><text:span text:style-name="T1">[2</text:span><text:span text:style-name="T4">1</text:span><text:span text:style-name="T1">, 2</text:span><text:span text:style-name="T4">2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measurelines" svg:width="3.124cm" svg:height="1.192cm" svg:x="25.159cm" svg:y="5.524cm">
          <text:p text:style-name="P5"><text:span text:style-name="T1">[2</text:span><text:span text:style-name="T4">0</text:span><text:span text:style-name="T1">, 2</text:span><text:span text:style-name="T4">1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10" draw:layer="measurelines" svg:width="2.616cm" svg:height="1.192cm" svg:x="25.413cm" svg:y="9.558cm">
          <text:p text:style-name="P5"><text:span text:style-name="T1">[2</text:span><text:span text:style-name="T4">2</text:span><text:span text:style-name="T1">, 2</text:span><text:span text:style-name="T4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measurelines" svg:width="3.81cm" svg:height="1.192cm" svg:x="25.185cm" svg:y="11.578cm">
          <text:p text:style-name="P5"><text:span text:style-name="T1">[2</text:span><text:span text:style-name="T4">159</text:span><text:span text:style-name="T1">, 2</text:span><text:span text:style-name="T4">160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draw:layer="measurelines" svg:width="2.829cm" svg:height="1.192cm" svg:x="25.407cm" svg:y="4.148cm">
          <text:p text:style-name="P12"><text:span text:style-name="T3">dista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4T16:06:35.413000000</dc:date>
    <meta:editing-duration>P1DT6H36M46S</meta:editing-duration>
    <meta:editing-cycles>102</meta:editing-cycles>
    <meta:generator>LibreOffice/6.4.5.2$Windows_X86_64 LibreOffice_project/a726b36747cf2001e06b58ad5db1aa3a9a1872d6</meta:generator>
    <meta:document-statistic meta:object-count="190"/>
  </office:meta>
</office:document-meta>
</file>